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5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1ec0f2b" officeooo:paragraph-rsid="01ec0f2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d5456" officeooo:paragraph-rsid="01ec0f2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paragraph-rsid="01ec0f2b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0f2b" officeooo:paragraph-rsid="01ec0f2b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0f2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2e91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642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2e91" style:font-size-asian="10.5pt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ec2e91" officeooo:paragraph-rsid="01ec2e9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ec2e91" officeooo:paragraph-rsid="01ec642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1pt" officeooo:rsid="01ec2e91" officeooo:paragraph-rsid="01ec2e91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0f2b" style:font-size-asian="9.60000038146973pt" style:font-size-complex="11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2e91" style:font-size-asian="9.60000038146973pt" style:font-size-complex="11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6420" style:font-size-asian="9.60000038146973pt" style:font-size-complex="11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weight="bold" officeooo:rsid="01ec2e91" officeooo:paragraph-rsid="01ec0f2b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style="italic" officeooo:rsid="01ec2e91" officeooo:paragraph-rsid="01ec0f2b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fo:font-style="italic" officeooo:rsid="01ec2e91" officeooo:paragraph-rsid="01ec6420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2e91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ec2e91" officeooo:paragraph-rsid="01ec642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ourier New" fo:font-size="11pt" officeooo:rsid="01ec2e91" officeooo:paragraph-rsid="01ec6420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22b0c" style:font-size-asian="10pt" style:font-style-asian="normal" style:font-size-complex="10pt" style:font-style-complex="normal"/>
    </style:style>
    <style:style style:name="P26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2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ec0f2b" officeooo:paragraph-rsid="01ec0f2b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ec0f2b" officeooo:paragraph-rsid="01ec0f2b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officeooo:rsid="01ec0f2b" officeooo:paragraph-rsid="01ec0f2b" style:font-size-asian="12pt" style:font-size-complex="12pt"/>
    </style:style>
    <style:style style:name="P3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2e91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1pt" officeooo:rsid="01ec2e91" officeooo:paragraph-rsid="01ec2e91" style:font-size-asian="11pt" style:font-size-complex="11pt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052e0"/>
    </style:style>
    <style:style style:name="T2" style:family="text">
      <style:text-properties officeooo:rsid="015f19d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1ec1a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ec6420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1ee087e"/>
    </style:style>
    <style:style style:name="T9" style:family="text">
      <style:text-properties officeooo:rsid="00840c47"/>
    </style:style>
    <style:style style:name="T10" style:family="text">
      <style:text-properties officeooo:rsid="01f22b0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f22b0c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fgabe 1</text:p>
      <text:p text:style-name="P4"/>
      <text:list xml:id="list2485909275" text:style-name="L1">
        <text:list-item>
          <text:p text:style-name="P26">Die Methode abheben() <text:span text:style-name="T4">löscht allen bisherigen Text auf der Konsole und </text:span>zeigt einen Text an (Überschrift, Frage wieviel der Benutzer abheben möchte). <text:line-break/>Der Benutzer soll eine Zahl eintippen, diese wird in der Variable „betrag“ gespeichert.</text:p>
          <text:p text:style-name="P26"><text:span text:style-name="T4">Die Variable wird als Parameter für die Methode „abheben“ eingesetzt. Damit </text:span>Dann wird dieser Betrag vom Konto-Objekt kto abgehoben.</text:p>
          <text:p text:style-name="P27">Anschließend werden zwei Botschaften ausgegeben: der abgehobene Betrag und der neue Kontostand, <text:span text:style-name="T4">der über die Methode getKontostand() vom Objekt kto geholt wird.</text:span></text:p>
        </text:list-item>
      </text:list>
      <text:p text:style-name="P6"/>
      <text:list xml:id="list170835124863091" text:continue-numbering="true" text:style-name="L1">
        <text:list-item>
          <text:p text:style-name="P28">Console.print() oder Console.println()</text:p>
        </text:list-item>
      </text:list>
      <text:p text:style-name="P7"/>
      <text:list xml:id="list170835146723428" text:continue-numbering="true" text:style-name="L1">
        <text:list-item>
          <text:p text:style-name="P29">Console.readDouble(). <text:line-break/>Das Ergebnis wird in einer Variablen gespeichert: <text:s/>betrag = Console.readDouble();</text:p>
        </text:list-item>
      </text:list>
      <text:p text:style-name="P8"/>
      <text:list xml:id="list170835964918286" text:continue-numbering="true" text:style-name="L1">
        <text:list-item>
          <text:p text:style-name="P30">Console.readInt(), Console.readString()</text:p>
        </text:list-item>
      </text:list>
      <text:p text:style-name="P9"/>
      <text:p text:style-name="P9"/>
      <text:p text:style-name="P13">Aufgabe 2</text:p>
      <text:p text:style-name="P10"/>
      <text:p text:style-name="P10">a) <text:s text:c="2"/>Methoden der Klasse Konto</text:p>
      <text:p text:style-name="P10"/>
      <text:p text:style-name="P17"><text:span text:style-name="T5">public void einzahlen(double pbetrag)</text:span><text:line-break/>{<text:line-break/> <text:s text:c="2"/>if (pbetrag &gt; 0)<text:line-break/> <text:s text:c="2"/>{<text:line-break/> <text:s text:c="5"/>stand += pbetrag;<text:line-break/> <text:s text:c="2"/>}<text:line-break/>}<text:line-break/><text:line-break/><text:span text:style-name="T5">public void abheben(double pbetrag)</text:span><text:line-break/>{<text:line-break/> <text:s text:c="2"/>if (pbetrag &gt; 0 &amp;&amp; stand - pbetrag &gt;= 0)<text:line-break/> <text:s text:c="2"/>{<text:line-break/> <text:s text:c="5"/>stand -= pbetrag;<text:line-break/> <text:s text:c="2"/>}<text:line-break/>}</text:p>
      <text:p text:style-name="P12"/>
      <text:p text:style-name="P12"/>
      <text:p text:style-name="P12">b) <text:s/>Methoden der Klasse Geldautomat</text:p>
      <text:p text:style-name="P17"><text:line-break/><text:span text:style-name="T5">public void conAbheben()</text:span></text:p>
      <text:p text:style-name="P16">{</text:p>
      <text:p text:style-name="P16"><text:s text:c="3"/>double betrag, stand;</text:p>
      <text:p text:style-name="P16"/>
      <text:p text:style-name="P16"><text:s text:c="3"/>Console.clear();</text:p>
      <text:p text:style-name="P16"><text:s text:c="3"/>Console.println("=== Geldautomat ===");</text:p>
      <text:p text:style-name="P16"><text:s text:c="3"/>Console.println("Wie viel möchten Sie abheben?");</text:p>
      <text:p text:style-name="P16"><text:s text:c="8"/></text:p>
      <text:p text:style-name="P16"><text:s text:c="3"/>betrag = Console.readDouble();</text:p>
      <text:p text:style-name="P16"><text:s text:c="3"/>stand <text:s/>= kto.getStand();</text:p>
      <text:p text:style-name="P16"/>
      <text:p text:style-name="P16"/>
      <text:p text:style-name="P16"><text:s text:c="8"/></text:p>
      <text:p text:style-name="P16"><text:soft-page-break/><text:s text:c="3"/><text:span text:style-name="T3">// Fehler 1: negativer Betrag</text:span></text:p>
      <text:p text:style-name="P16"><text:s text:c="3"/>if (betrag &lt;= 0)</text:p>
      <text:p text:style-name="P16"><text:s text:c="3"/>{</text:p>
      <text:p text:style-name="P16"><text:s text:c="6"/>Console.println("Betrag muss größer als 0 sein.");</text:p>
      <text:p text:style-name="P16"><text:s text:c="3"/>}</text:p>
      <text:p text:style-name="P16"><text:s text:c="3"/><text:span text:style-name="T3">// Fehler 2: zu hoher Betrag</text:span></text:p>
      <text:p text:style-name="P16"><text:s text:c="3"/>else if (betrag &gt; stand)</text:p>
      <text:p text:style-name="P16"><text:s text:c="3"/>{</text:p>
      <text:p text:style-name="P16"><text:s text:c="6"/>Console.println("Kontostand zu niedrig");</text:p>
      <text:p text:style-name="P16"><text:s text:c="3"/>}</text:p>
      <text:p text:style-name="P16"><text:s text:c="3"/><text:span text:style-name="T3">// Übrig: korrekte Eingabe</text:span></text:p>
      <text:p text:style-name="P16"><text:s text:c="3"/>else</text:p>
      <text:p text:style-name="P16"><text:s text:c="3"/>{</text:p>
      <text:p text:style-name="P16"><text:s text:c="6"/>kto.abheben(betrag);</text:p>
      <text:p text:style-name="P16"><text:s text:c="6"/>Console.println(betrag + " Euro werden ausgegeben.");</text:p>
      <text:p text:style-name="P16"><text:s text:c="3"/>}</text:p>
      <text:p text:style-name="P16"/>
      <text:p text:style-name="P16"><text:s text:c="3"/>stand = kto.getStand();</text:p>
      <text:p text:style-name="P16"><text:s text:c="3"/>Console.println("Ihr aktueller Kontostand beträgt " + stand);</text:p>
      <text:p text:style-name="P16">}</text:p>
      <text:p text:style-name="P16"/>
      <text:p text:style-name="P19">public void conEinzahlen()</text:p>
      <text:p text:style-name="P16">{</text:p>
      <text:p text:style-name="P16"><text:s text:c="3"/>double betrag, stand;</text:p>
      <text:p text:style-name="P16"/>
      <text:p text:style-name="P16"><text:s text:c="3"/>Console.clear();</text:p>
      <text:p text:style-name="P16"><text:s text:c="3"/>Console.println("=== Geldautomat ===");</text:p>
      <text:p text:style-name="P16"><text:s text:c="3"/>Console.println("Wie viel möchten Sie einzahlen?");</text:p>
      <text:p text:style-name="P16"><text:s text:c="8"/></text:p>
      <text:p text:style-name="P16"><text:s text:c="3"/>betrag = Console.readDouble();</text:p>
      <text:p text:style-name="P16"><text:s text:c="8"/></text:p>
      <text:p text:style-name="P16"><text:s text:c="3"/><text:span text:style-name="T3">// Fehler: Betrag negativ</text:span></text:p>
      <text:p text:style-name="P16"><text:s text:c="3"/>if (betrag &lt; 0)</text:p>
      <text:p text:style-name="P16"><text:s text:c="3"/>{</text:p>
      <text:p text:style-name="P16"><text:s text:c="6"/>Console.println("Negative Eingabe nicht möglich.");</text:p>
      <text:p text:style-name="P16"><text:s text:c="3"/>}</text:p>
      <text:p text:style-name="P16"><text:s text:c="3"/><text:span text:style-name="T3">// Korrekte Eingabe</text:span></text:p>
      <text:p text:style-name="P16"><text:s text:c="3"/>else</text:p>
      <text:p text:style-name="P16"><text:s text:c="3"/>{</text:p>
      <text:p text:style-name="P16"><text:s text:c="6"/>kto.einzahlen(betrag);</text:p>
      <text:p text:style-name="P16"><text:s text:c="6"/>Console.println(betrag + " Euro wurden eingezahlt.");</text:p>
      <text:p text:style-name="P16"><text:s text:c="3"/>}</text:p>
      <text:p text:style-name="P16"/>
      <text:p text:style-name="P16"><text:s text:c="3"/>stand = kto.getStand(); <text:s text:c="7"/></text:p>
      <text:p text:style-name="P16"><text:s text:c="3"/>Console.println("Ihr aktueller Kontostand beträgt " + stand);</text:p>
      <text:p text:style-name="P16">}</text:p>
      <text:p text:style-name="P9"/>
      <text:p text:style-name="P14"/>
      <text:p text:style-name="P23">Aufgabe <text:span text:style-name="T6">3</text:span></text:p>
      <text:p text:style-name="P11"/>
      <text:p text:style-name="P19">public class SnackAutomat</text:p>
      <text:p text:style-name="P16">{</text:p>
      <text:p text:style-name="P16"><text:s text:c="3"/>private Produkt p1, p2;</text:p>
      <text:p text:style-name="P16"/>
      <text:p text:style-name="P16"><text:s text:c="3"/><text:span text:style-name="T5">public SnackAutomat()</text:span></text:p>
      <text:p text:style-name="P16"><text:s text:c="3"/>{</text:p>
      <text:p text:style-name="P16"><text:s text:c="6"/>p1 = new Produkt("Cola");</text:p>
      <text:p text:style-name="P16"><text:s text:c="6"/>p2 = new Produkt("Chips");</text:p>
      <text:p text:style-name="P16"><text:s text:c="3"/>}</text:p>
      <text:p text:style-name="P16"/>
      <text:p text:style-name="P20"><text:s text:c="3"/>// <text:span text:style-name="T6">Hinweis: die Methode prüft nicht die Eingaben des Benutzers.</text:span></text:p>
      <text:p text:style-name="P20"><text:s text:c="3"/>// <text:span text:style-name="T6">Das könnte noch ergänzt werden.</text:span></text:p>
      <text:p text:style-name="P16"><text:s text:c="2"/><text:span text:style-name="T5"><text:s/>public void conWartung()</text:span></text:p>
      <text:p text:style-name="P16"><text:s text:c="3"/>{</text:p>
      <text:p text:style-name="P16"><text:s text:c="6"/>String name;</text:p>
      <text:p text:style-name="P16"><text:s text:c="6"/>int anzahl;</text:p>
      <text:p text:style-name="P16"><text:s text:c="6"/>double preis;</text:p>
      <text:p text:style-name="P16"/>
      <text:p text:style-name="P16"><text:s text:c="6"/>Console.clear();</text:p>
      <text:p text:style-name="P16"/>
      <text:p text:style-name="P16"><text:s text:c="6"/>name = p1.getName();</text:p>
      <text:p text:style-name="P16"><text:s text:c="6"/>Console.print("Wie viele Einheiten von " + name + " nachfüllen? ");</text:p>
      <text:p text:style-name="P16"><text:s text:c="6"/>anzahl = Console.readInt();</text:p>
      <text:p text:style-name="P16"><text:s text:c="6"/>Console.print("Neuer Preis von " + name + "? ");</text:p>
      <text:p text:style-name="P16"><text:s text:c="6"/>preis = Console.readDouble();</text:p>
      <text:p text:style-name="P16"><text:s text:c="8"/></text:p>
      <text:p text:style-name="P16"><text:s text:c="6"/>p1.nachfuellen(anzahl);</text:p>
      <text:p text:style-name="P16"><text:s text:c="6"/>p1.setPreis(preis);</text:p>
      <text:p text:style-name="P16"/>
      <text:p text:style-name="P20"><text:s text:c="6"/>// <text:span text:style-name="T8">für p2 nochmal das gleiche</text:span></text:p>
      <text:p text:style-name="P16"><text:s text:c="3"/>}</text:p>
      <text:p text:style-name="P16"><text:s text:c="4"/></text:p>
      <text:p text:style-name="P16"><text:s text:c="3"/><text:span text:style-name="T7">public void conVerkauf()</text:span></text:p>
      <text:p text:style-name="P16"><text:s text:c="3"/>{</text:p>
      <text:p text:style-name="P16"><text:s text:c="6"/>int wahl;</text:p>
      <text:p text:style-name="P16"><text:s text:c="6"/>double einwurf, rückgeld;</text:p>
      <text:p text:style-name="P16"/>
      <text:p text:style-name="P16"><text:s text:c="6"/>Console.clear();</text:p>
      <text:p text:style-name="P16"><text:s text:c="6"/>Console.println("~~~~ Snack-Automat !! ~~~~");</text:p>
      <text:p text:style-name="P16"/>
      <text:p text:style-name="P16"><text:s text:c="6"/>Console.println("Produkte:");</text:p>
      <text:p text:style-name="P16"><text:s text:c="6"/>Console.println("(1) " + p1.getName() + ": " + p1.getPreis());</text:p>
      <text:p text:style-name="P16"><text:s text:c="6"/>Console.println("(2) " + p2.getName() + ": " + p2.getPreis());</text:p>
      <text:p text:style-name="P16"><text:s text:c="8"/></text:p>
      <text:p text:style-name="P16"><text:s text:c="6"/>Console.print("Was möchten Sie kaufen? ");</text:p>
      <text:p text:style-name="P16"><text:s text:c="6"/>wahl = Console.readInt();</text:p>
      <text:p text:style-name="P16"><text:s text:c="6"/>Console.print("Wieviel Geld haben Sie eingeworfen? ");</text:p>
      <text:p text:style-name="P16"><text:s text:c="6"/>einwurf = Console.readDouble();</text:p>
      <text:p text:style-name="P16"><text:s text:c="8"/></text:p>
      <text:p text:style-name="P18"/>
      <text:p text:style-name="P24"><text:s text:c="6"/>if (wahl == 1)</text:p>
      <text:p text:style-name="P18"><text:s text:c="6"/>{</text:p>
      <text:p text:style-name="P18"><text:s text:c="9"/>if (p1.getAnzahl() &lt; 0)</text:p>
      <text:p text:style-name="P18"><text:s text:c="9"/>{</text:p>
      <text:p text:style-name="P18"><text:s text:c="12"/>Console.println(p1.getName() + " ist leider ausverkauft.");</text:p>
      <text:p text:style-name="P18"><text:s text:c="9"/>}</text:p>
      <text:p text:style-name="P18"><text:s text:c="9"/>else if (einwurf &lt; p1.getPreis())</text:p>
      <text:p text:style-name="P18"><text:s text:c="9"/>{</text:p>
      <text:p text:style-name="P18"><text:s text:c="12"/>Console.println("<text:span text:style-name="T6">Zu wenig eingeworfen: </text:span>" <text:span text:style-name="T6">+ p1.getPreis()</text:span>);</text:p>
      <text:p text:style-name="P18"><text:s text:c="9"/>}</text:p>
      <text:p text:style-name="P18"><text:s text:c="9"/>else</text:p>
      <text:p text:style-name="P18"><text:s text:c="9"/>{</text:p>
      <text:p text:style-name="P18"><text:s text:c="12"/>p1.verkaufen();</text:p>
      <text:p text:style-name="P18"><text:s text:c="12"/>rückgeld = einwurf - p1.getPreis();</text:p>
      <text:p text:style-name="P18"><text:s text:c="12"/>Console.println("Sie haben " + p1.getName() + " gekauft.");</text:p>
      <text:p text:style-name="P18"><text:s text:c="12"/>Console.println("Rückgeld: " + rückgeld);</text:p>
      <text:p text:style-name="P18"><text:s text:c="9"/>}</text:p>
      <text:p text:style-name="P18"><text:s text:c="6"/>}</text:p>
      <text:p text:style-name="P18"><text:s text:c="6"/>else if (wahl == 2)</text:p>
      <text:p text:style-name="P18"><text:s text:c="6"/>{</text:p>
      <text:p text:style-name="P21"><text:s text:c="9"/>// <text:span text:style-name="T6">genauso, nur mit p2</text:span></text:p>
      <text:p text:style-name="P18"><text:s text:c="6"/>}</text:p>
      <text:p text:style-name="P18"><text:s text:c="6"/>else</text:p>
      <text:p text:style-name="P18"><text:s text:c="6"/>{</text:p>
      <text:p text:style-name="P18"><text:s text:c="9"/>Console.println("Sie können nur 1 oder 2 wählen.");</text:p>
      <text:p text:style-name="P18"><text:s text:c="6"/>}</text:p>
      <text:p text:style-name="P18"><text:s text:c="3"/>} </text:p>
      <text:p text:style-name="P16">}</text:p>
      <text:p text:style-name="P9"/>
      <text:p text:style-name="P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/>
      <text:p text:style-name="P15"><draw:frame text:anchor-type="paragraph" draw:z-index="0" draw:name="Form1" draw:style-name="gr1" draw:text-style-name="P32" svg:width="1.795cm" svg:height="0.63cm" svg:x="15.196cm" svg:y="0.323cm"><draw:image xlink:href="Pictures/10000000000000580000001F196641809BB809C4.png" xlink:type="simple" xlink:show="embed" xlink:actuate="onLoad" loext:mime-type="image/png"><text:p/></draw:image></draw:frame></text:p>
      <text:p text:style-name="P25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052e0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Konsole</text:span> – Lösung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08:33.947000000</dc:date>
    <meta:editing-duration>P4DT12H44M24S</meta:editing-duration>
    <meta:editing-cycles>354</meta:editing-cycles>
    <meta:generator>LibreOffice/6.2.5.2$Windows_X86_64 LibreOffice_project/1ec314fa52f458adc18c4f025c545a4e8b22c159</meta:generator>
    <meta:print-date>2020-09-08T13:21:04.744000000</meta:print-date>
    <meta:document-statistic meta:table-count="1" meta:image-count="0" meta:object-count="0" meta:page-count="4" meta:paragraph-count="138" meta:word-count="513" meta:character-count="4263" meta:non-whitespace-character-count="3215"/>
  </office:meta>
</office:document-meta>
</file>